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269c4" officeooo:paragraph-rsid="0020c226"/>
    </style:style>
    <style:style style:name="P2" style:family="paragraph" style:parent-style-name="Standard">
      <style:paragraph-properties fo:line-height="200%"/>
      <style:text-properties officeooo:rsid="001a4c83" officeooo:paragraph-rsid="001a4c83"/>
    </style:style>
    <style:style style:name="P3" style:family="paragraph" style:parent-style-name="Standard">
      <style:paragraph-properties fo:line-height="200%"/>
      <style:text-properties officeooo:rsid="001d2a92" officeooo:paragraph-rsid="001d2a92"/>
    </style:style>
    <style:style style:name="P4" style:family="paragraph" style:parent-style-name="Standard">
      <style:paragraph-properties fo:line-height="200%"/>
      <style:text-properties officeooo:rsid="001d2a92" officeooo:paragraph-rsid="0020c226"/>
    </style:style>
    <style:style style:name="P5" style:family="paragraph" style:parent-style-name="Standard">
      <style:paragraph-properties fo:line-height="200%" fo:text-align="start" style:justify-single-word="false"/>
      <style:text-properties officeooo:rsid="001dbe79" officeooo:paragraph-rsid="001dbe79"/>
    </style:style>
    <style:style style:name="P6" style:family="paragraph" style:parent-style-name="Standard">
      <style:paragraph-properties fo:line-height="200%"/>
      <style:text-properties officeooo:rsid="001dbe79" officeooo:paragraph-rsid="001dbe79"/>
    </style:style>
    <style:style style:name="P7" style:family="paragraph" style:parent-style-name="Standard">
      <style:paragraph-properties fo:line-height="200%" fo:text-align="center" style:justify-single-word="false"/>
      <style:text-properties fo:font-style="italic" officeooo:rsid="001dbe79" officeooo:paragraph-rsid="001dbe79" style:font-style-asian="italic" style:font-style-complex="italic"/>
    </style:style>
    <style:style style:name="T1" style:family="text">
      <style:text-properties officeooo:rsid="001d3a5c"/>
    </style:style>
    <style:style style:name="T2" style:family="text">
      <style:text-properties officeooo:rsid="001dbe79"/>
    </style:style>
    <style:style style:name="T3" style:family="text">
      <style:text-properties officeooo:rsid="0020c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leksandr Yardas</text:p>
      <text:p text:style-name="P5">TUT-100-17</text:p>
      <text:p text:style-name="P5">Paul Hutchison</text:p>
      <text:p text:style-name="P6">10/08/2016</text:p>
      <text:p text:style-name="P7">Monsters</text:p>
      <text:p text:style-name="P2"/>
      <text:p text:style-name="P4"><text:span text:style-name="T1"><text:tab/>T</text:span>he monsters under Calvin’s bed are a constant struggle for him. They are always trying to kill him through lying and deception. In strip, the monsters try to trick calvin into getting off of his bed by impersonating calvin’s mother<text:span text:style-name="T2">(strip (aug. 17 1992).</text:span> Just as he is about to get up, he realizes that is mom is not waking him up and that it is the monsters tricking him. <text:span text:style-name="T1">Monsters are personal things; they are creatures that embody the fears, insecurities, and desires of an individual. <text:s/>For Calvin, the monsters are literal beings who live under his bed, waiting for him to slip-up. This strip runs parallel to a period in</text:span> W<text:span text:style-name="T1">atterson’s life where he tried to do political cartooning and ended up being fired. Watterson’s monsters were society’s idea of a “real job” </text:span></text:p>
      <text:p text:style-name="P1"/>
      <text:p text:style-name="P2"><text:tab/>Watterson was exposed to comics at a young age. He grew up reading strips that inspired him to <text:span text:style-name="T1">make comics of his own. At Kenyon College,</text:span> <text:span text:style-name="T2">Watterson was drawn to pursuing political cartooning as a career when he noted the success of a recent Kenyon alumn who did political cartooning for the Cincinnati Post.(intro 7) Watterson had never been keyed-in to politics, but the prospect of being able to have a job doing something he loved pushed him to major in Political Science so that his ability to understand contemporary culture and translating that into cartoons would be at a level that he needed to get a job.(intro 7) In an interview in (exploring 8) watterson says that he was “self-deluded about doing political cartoons,” that he thought he could “muscle his way through it”. He was hired by the cincinati post in what Watterson called a “freak twist of bad fate,” (intro 8) and only months later he was fired (mabye go into this a little more? Like how watterson felt while at the post and the process? May add to </text:span><text:soft-page-break/><text:span text:style-name="T2">the paper) or and had to “accept a real job.” (thoguhts on the real world). For Watterson, “a ‘real job’ is a job that you hate.” This meant doing things that were not drawing comic strips, not speaking “the language [Watterson] grew up speaking.”(exploring 8).</text:span></text:p>
      <text:p text:style-name="P2"/>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9:06:47.757172000</meta:creation-date>
    <dc:date>2016-10-08T14:43:49.071447000</dc:date>
    <meta:editing-duration>PT15M24S</meta:editing-duration>
    <meta:editing-cycles>5</meta:editing-cycles>
    <meta:generator>LibreOffice/5.2.1.2$MacOSX_X86_64 LibreOffice_project/31dd62db80d4e60af04904455ec9c9219178d620</meta:generator>
    <meta:document-statistic meta:table-count="0" meta:image-count="0" meta:object-count="0" meta:page-count="2" meta:paragraph-count="8" meta:word-count="368" meta:character-count="2113" meta:non-whitespace-character-count="1747"/>
  </office:meta>
</office:document-meta>
</file>